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PrimitiveEntity.LongPrimitiveEntity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PrimitiveEntity.LongPrimitive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